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Fr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3" office:value-type="float" office:value="517">
            <text:p>517</text:p>
          </table:table-cell>
          <table:table-cell table:style-name="ce4" office:value-type="string">
            <text:p><text:s/>0/1</text:p>
          </table:table-cell>
          <table:table-cell table:style-name="ce8" table:formula="of:=MOD(ROUNDDOWN([.$A$1]/10; 0); 2)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8" office:value-type="float" office:value="4">
            <text:p>4</text:p>
          </table:table-cell>
        </table:table-row>
        <table:table-row table:style-name="ro2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2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south2" type="mapchange" x="416" y="896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527&quot;/&gt;">
            <text:p><text:s text:c="4"/>&lt;property name="map" value="ratdom_maze_527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south1" type="mapchange" x="0" y="896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526&quot;/&gt;">
            <text:p><text:s text:c="4"/>&lt;property name="map" value="ratdom_maze_526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north2" type="mapchange" x="416" y="0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507&quot;/&gt;">
            <text:p><text:s text:c="4"/>&lt;property name="map" value="ratdom_maze_507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north1" type="mapchange" x="0" y="0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506&quot;/&gt;">
            <text:p><text:s text:c="4"/>&lt;property name="map" value="ratdom_maze_506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name=&quot;ratdom_maze_light4&quot; type=&quot;script&quot; x=&quot;0&quot; y=&quot;0&quot; width=&quot;128&quot; height=&quot;192&quot;&gt;">
            <text:p><text:s text:c="2"/>&lt;object name="ratdom_maze_light4" type="script" x="0" y="0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name=&quot;ratdom_maze_light3&quot; type=&quot;script&quot; x=&quot;352&quot; y=&quot;0&quot; width=&quot;128&quot; height=&quot;192&quot;&gt;">
            <text:p><text:s text:c="2"/>&lt;object name="ratdom_maze_light3" type="script" x="352" y="0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3 - ([.$C$1] * 1);&quot;#&quot;); &quot;&quot;&quot; type=&quot;&quot;script&quot;&quot; x=&quot;&quot;0&quot;&quot; y=&quot;&quot;736&quot;&quot; width=&quot;&quot;128&quot;&quot; height=&quot;&quot;192&quot;&quot;&gt;&quot;)" office:value-type="string" office:string-value="  &lt;object name=&quot;ratdom_maze_light2&quot; type=&quot;script&quot; x=&quot;0&quot; y=&quot;736&quot; width=&quot;128&quot; height=&quot;192&quot;&gt;">
            <text:p><text:s text:c="2"/>&lt;object name="ratdom_maze_light2" type="script" x="0" y="736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name=&quot;ratdom_maze_light1&quot; type=&quot;script&quot; x=&quot;352&quot; y=&quot;768&quot; width=&quot;128&quot; height=&quot;192&quot;&gt;">
            <text:p><text:s text:c="2"/>&lt;object name="ratdom_maze_light1" type="script" x="352" y="768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5" name="ratdom_rat_conv1" type="script" x="224" y="320" width="64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_rat&quot;&quot; type=&quot;&quot;spawn&quot;&quot; &quot;; IF([.$E$1]=1;&quot;x=&quot;&quot;64&quot;&quot; y=&quot;&quot;64&quot;&quot;&quot;; IF([.$E$1]=2;&quot;x=&quot;&quot;288&quot;&quot; y=&quot;&quot;64&quot;&quot;&quot;; IF([.$E$1]=3;&quot;x=&quot;&quot;64&quot;&quot; y=&quot;&quot;704&quot;&quot;&quot;; &quot;x=&quot;&quot;288&quot;&quot; y=&quot;&quot;704&quot;&quot;&quot;))); &quot; width=&quot;&quot;128&quot;&quot; height=&quot;&quot;192&quot;&quot;&gt;&quot;)" office:value-type="string" office:string-value="  &lt;object name=&quot;ratdom_maze_rat&quot; type=&quot;spawn&quot; x=&quot;288&quot; y=&quot;704&quot; width=&quot;128&quot; height=&quot;192&quot;&gt;">
            <text:p><text:s text:c="2"/>&lt;object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7" name="ratdom_rat_conv2" type="key" x="224" y="416" width="128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hrase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factionScor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1 +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4&quot; type=&quot;replace&quot; x=&quot;0&quot; y=&quot;0&quot; width=&quot;480&quot; height=&quot;960&quot; visible=&quot;0&quot;&gt;">
            <text:p><text:s text:c="2"/>&lt;object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1 + ([.$C$1] * 3);&quot;#&quot;); &quot;&quot;&quot;/&gt;&quot;)" office:value-type="string" office:string-value="    &lt;property name=&quot;requireValue&quot; value=&quot;4&quot;/&gt;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2 +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3&quot; type=&quot;replace&quot; x=&quot;0&quot; y=&quot;0&quot; width=&quot;480&quot; height=&quot;960&quot; visible=&quot;0&quot;&gt;">
            <text:p><text:s text:c="2"/>&lt;object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2 + ([.$C$1] * 1);&quot;#&quot;); &quot;&quot;&quot;/&gt;&quot;)" office:value-type="string" office:string-value="    &lt;property name=&quot;requireValue&quot; value=&quot;3&quot;/&gt;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3 -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2&quot; type=&quot;replace&quot; x=&quot;0&quot; y=&quot;0&quot; width=&quot;480&quot; height=&quot;960&quot; visible=&quot;0&quot;&gt;">
            <text:p><text:s text:c="2"/>&lt;object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3 - ([.$C$1] * 1);&quot;#&quot;); &quot;&quot;&quot;/&gt;&quot;)" office:value-type="string" office:string-value="    &lt;property name=&quot;requireValue&quot; value=&quot;2&quot;/&gt;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4 -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1&quot; type=&quot;replace&quot; x=&quot;0&quot; y=&quot;0&quot; width=&quot;480&quot; height=&quot;960&quot; visible=&quot;0&quot;&gt;">
            <text:p><text:s text:c="2"/>&lt;object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4 - ([.$C$1] * 3);&quot;#&quot;); &quot;&quot;&quot;/&gt;&quot;)" office:value-type="string" office:string-value="    &lt;property name=&quot;requireValue&quot; value=&quot;1&quot;/&gt;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Do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float" office:value="425">
            <text:p>425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4" name="south2a" type="mapchange" x="448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 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3" name="south1a" type="mapchange" x="0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2" name="north2a" type="mapchange" x="448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1" name="north1a" type="mapchange" x="0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4&quot;&quot;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id=&quot;34&quot; name=&quot;ratdom_maze_light4&quot; type=&quot;script&quot; x=&quot;0&quot; y=&quot;0&quot; width=&quot;128&quot; height=&quot;192&quot;&gt;">
            <text:p><text:s text:c="2"/>&lt;object id="34" name="ratdom_maze_light4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5&quot;&quot;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id=&quot;35&quot; name=&quot;ratdom_maze_light3&quot; type=&quot;script&quot; x=&quot;352&quot; y=&quot;0&quot; width=&quot;128&quot; height=&quot;192&quot;&gt;">
            <text:p><text:s text:c="2"/>&lt;object id="35" name="ratdom_maze_light3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6&quot;&quot; name=&quot;&quot;ratdom_maze_light&quot;; TEXT(3 - ([.$C$1] * 1);&quot;#&quot;); &quot;&quot;&quot; type=&quot;&quot;script&quot;&quot; x=&quot;&quot;0&quot;&quot; y=&quot;&quot;736&quot;&quot; width=&quot;&quot;128&quot;&quot; height=&quot;&quot;224&quot;&quot;&gt;&quot;)" office:value-type="string" office:string-value="  &lt;object id=&quot;36&quot; name=&quot;ratdom_maze_light2&quot; type=&quot;script&quot; x=&quot;0&quot; y=&quot;736&quot; width=&quot;128&quot; height=&quot;224&quot;&gt;">
            <text:p><text:s text:c="2"/>&lt;object id="36" name="ratdom_maze_light2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7&quot;&quot;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id=&quot;37&quot; name=&quot;ratdom_maze_light1&quot; type=&quot;script&quot; x=&quot;352&quot; y=&quot;768&quot; width=&quot;128&quot; height=&quot;192&quot;&gt;">
            <text:p><text:s text:c="2"/>&lt;object id="37" name="ratdom_maze_light1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Mi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float" office:value="412">
            <text:p>412</text:p>
          </table:table-cell>
          <table:table-cell table:style-name="ce4" office:value-type="string">
            <text:p>0/1: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1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gzAMRZmix4gdoBu0YQTICIERUqZjAyZqotqqaznEiYr0D7F4thz/2Jqum6JW0By1gNJnzUfp7KK2qB5kIfYCeSGPg3PidsJOLFcQ8mxwptwA7IPEeiHPzuKD+fYyRt0zPBflqEp8jivxJc5C/y0c6rz9snMFy2v7Sp7WDsA/G2uHCtYJd6Zhuee1LPqb+1DLSlyrN7S9/ttX2tlI89F6iu8R9KR2tvyeg6J2zhP0PSwXnDRb+h5wf2o5vvuwfy0n9X/FJU/kdqgXOPx/ZPfBcwSBa/G61rMH8esbQbimdw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qGNngkSr5eAEDXAPg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y2IMGMBNDlMMG7iERS8xAJudxILDFOgdDoCSsDMlMl6Hm92UpBly0vhAuXWg9A5U3IL0kVsGkatvFAwOQK2yCAC2kBG/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zbKMbAsBEHBgFc4rjkCGF0vcSahU0dNoBLHp+Z+AAxbiJVH7HuJ0UvufFAb73USj+UuptU/QOhl1r66GHnQKergdBLzXAmVi8+QK4+fGYQUoNLjhR/IasjRR+lcYCsHwBFBvA0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01&quot;/&gt;">
            <text:p><text:s text:c="4"/>&lt;property name="map" value="ratdom_maze_40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02&quot;/&gt;">
            <text:p><text:s text:c="4"/>&lt;property name="map" value="ratdom_maze_40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421&quot;/&gt;">
            <text:p><text:s text:c="4"/>&lt;property name="map" value="ratdom_maze_42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4"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5"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6" name="ratdom_maze_light3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7"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14.08.2019</text:date>, <text:time>08:51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2-14T23:37:50</meta:creation-date>
    <dc:date>2019-08-14T08:51:42.97</dc:date>
    <dc:creator>Cristian Berlage</dc:creator>
    <meta:editing-duration>P13DT1H47M36S</meta:editing-duration>
    <meta:editing-cycles>13</meta:editing-cycles>
    <meta:generator>OpenOffice/4.1.3$Win32 OpenOffice.org_project/413m1$Build-9783</meta:generator>
    <meta:document-statistic meta:table-count="3" meta:cell-count="1279" meta:object-count="0"/>
  </office:meta>
</office:document-meta>
</file>